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bf44"/>
    </style:style>
    <style:style style:name="ce4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3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4" office:value-type="string" calcext:value-type="string">
            <text:p>NV_NVDLA_CACC_CALC_int8</text:p>
          </table:table-cell>
          <table:table-cell table:number-columns-repeated="11"/>
          <table:table-cell office:value-type="string" calcext:value-type="string">
            <text:p>NV_NVDLA_CACC_CALC_int8</text:p>
          </table:table-cell>
        </table:table-row>
        <table:table-row table:style-name="ro2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11"/>
          <table:table-cell office:value-type="string" calcext:value-type="string">
            <text:p><text:s text:c="2"/>Unproven $equiv $auto$equiv_make.cc:241:find_same_wires$369: \out_partial_valid_gold \out_parti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4: \out_final_valid_gold \out_fin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3: \out_final_sat_gold \out_final_sat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4: \i_sat_vld_gold \i_sat_vl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3: \i_sat_sel_gold \i_sat_sel_gate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3" office:value-type="string" calcext:value-type="string">
            <text:p>Trying to prove $equiv for \rd_trans_low: failed.</text:p>
          </table:table-cell>
          <table:table-cell table:number-columns-repeated="7"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0:51:21.7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3T10:58:20.731000000</dc:date>
    <meta:editing-duration>PT3H28M23S</meta:editing-duration>
    <meta:editing-cycles>4</meta:editing-cycles>
    <meta:document-statistic meta:table-count="8" meta:cell-count="136" meta:object-count="0"/>
  </office:meta>
</office:document-meta>
</file>